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family="Times New Roman" style:font-pitch="fixed" style:font-pitch-asian="fixed" style:font-pitch-complex="fixed"/>
    </style:style>
    <style:style style:name="T2" style:family="text">
      <style:text-properties fo:font-family="Times New Roman" style:font-pitch="variable" style:font-pitch-asian="variable" style:font-pitch-complex="variable"/>
    </style:style>
  </office:automatic-styles>
  <office:body>
    <office:text>
      <text:p><text:span text:style-name="T1">This is an example that set font pitch to fixed. This is an example that set font pitch to fixed. This is an example that set font pitch to fixed.</text:span>  </text:p>
      <text:p><text:span text:style-name="T2">This is an example that set font pitch to variable. This is an example that set font pitch to variable. This is an example that set font pitch to variable.</text:span>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